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" svg:font-family="" style:font-family-generic="roman"/>
    <style:font-face style:name="Lohit Hindi" svg:font-family="'Lohit Hindi'" style:font-pitch="variable"/>
    <style:font-face style:name="Sawasdee" svg:font-family="Sawasdee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Hindi2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1d20c" officeooo:paragraph-rsid="0001d20c"/>
    </style:style>
    <style:style style:name="P2" style:family="paragraph" style:parent-style-name="Standard">
      <style:paragraph-properties fo:text-align="justify" style:justify-single-word="false"/>
      <style:text-properties officeooo:rsid="0001d20c" officeooo:paragraph-rsid="0001d20c"/>
    </style:style>
    <style:style style:name="P3" style:family="paragraph" style:parent-style-name="Standard">
      <style:text-properties style:font-name="Sawasdee" officeooo:rsid="0001d20c" officeooo:paragraph-rsid="0002774d"/>
    </style:style>
    <style:style style:name="P4" style:family="paragraph" style:parent-style-name="Standard">
      <style:paragraph-properties fo:text-align="justify" style:justify-single-word="false"/>
      <style:text-properties style:font-name="Sawasdee" officeooo:rsid="0001d20c" officeooo:paragraph-rsid="0002774d"/>
    </style:style>
    <style:style style:name="P5" style:family="paragraph" style:parent-style-name="Standard">
      <style:paragraph-properties fo:text-align="justify" style:justify-single-word="false"/>
      <style:text-properties officeooo:rsid="0002774d" officeooo:paragraph-rsid="0002774d"/>
    </style:style>
    <style:style style:name="P6" style:family="paragraph" style:parent-style-name="Standard">
      <style:text-properties officeooo:rsid="0003001b" officeooo:paragraph-rsid="0003001b"/>
    </style:style>
    <style:style style:name="P7" style:family="paragraph" style:parent-style-name="Standard">
      <style:paragraph-properties fo:text-align="justify" style:justify-single-word="false"/>
      <style:text-properties officeooo:rsid="0003001b" officeooo:paragraph-rsid="0003001b"/>
    </style:style>
    <style:style style:name="P8" style:family="paragraph" style:parent-style-name="Standard">
      <style:paragraph-properties fo:text-align="justify" style:justify-single-word="false"/>
      <style:text-properties officeooo:rsid="0003001b" officeooo:paragraph-rsid="00038225"/>
    </style:style>
    <style:style style:name="P9" style:family="paragraph" style:parent-style-name="Standard">
      <style:paragraph-properties fo:text-align="justify" style:justify-single-word="false"/>
      <style:text-properties style:font-name="Liberation Serif" officeooo:rsid="00038225" officeooo:paragraph-rsid="00038225"/>
    </style:style>
    <style:style style:name="P10" style:family="paragraph">
      <loext:graphic-properties draw:fill-color="#ffffff"/>
    </style:style>
    <style:style style:name="P11" style:family="paragraph">
      <style:text-properties style:font-name="Sawasdee" fo:font-size="10pt" style:font-size-asian="10pt" style:font-size-complex="10pt"/>
    </style:style>
    <style:style style:name="P12" style:family="paragraph">
      <loext:graphic-properties draw:fill="none" draw:fill-color="#ffffff"/>
      <style:text-properties style:font-name="Sawasdee" fo:font-size="10pt" style:font-size-asian="10pt" style:font-size-complex="10pt"/>
    </style:style>
    <style:style style:name="P13" style:family="paragraph">
      <style:text-properties style:font-name="Sawasdee"/>
    </style:style>
    <style:style style:name="P14" style:family="paragraph">
      <loext:graphic-properties draw:fill="none" draw:fill-color="#ffffff"/>
      <style:text-properties style:font-name="Sawasdee"/>
    </style:style>
    <style:style style:name="P15" style:family="paragraph">
      <loext:graphic-properties draw:fill="none" draw:fill-color="#ffffff"/>
    </style:style>
    <style:style style:name="P16" style:family="paragraph">
      <style:text-properties style:font-name="Sawasdee" fo:font-size="11pt" style:font-size-asian="11pt" style:font-size-complex="11pt"/>
    </style:style>
    <style:style style:name="P17" style:family="paragraph">
      <loext:graphic-properties draw:fill="none" draw:fill-color="#ffffff"/>
      <style:text-properties style:font-name="Sawasdee" fo:font-size="11pt" style:font-size-asian="11pt" style:font-size-complex="11pt"/>
    </style:style>
    <style:style style:name="T1" style:family="text">
      <style:text-properties officeooo:rsid="0002774d"/>
    </style:style>
    <style:style style:name="T2" style:family="text">
      <style:text-properties style:font-name="Sawasdee"/>
    </style:style>
    <style:style style:name="T3" style:family="text">
      <style:text-properties style:font-name="Sawasdee" officeooo:rsid="00038225"/>
    </style:style>
    <style:style style:name="T4" style:family="text">
      <style:text-properties style:font-name="Sawasdee" fo:font-size="10pt" style:font-size-asian="10pt" style:font-size-complex="10pt"/>
    </style:style>
    <style:style style:name="T5" style:family="text">
      <style:text-properties style:font-name="Sawasdee" fo:font-size="11pt" style:font-size-asian="11pt" style:font-size-complex="11pt"/>
    </style:style>
    <style:style style:name="gr1" style:family="graphic">
      <style:graphic-properties draw:fill-color="#ffffff" draw:textarea-horizontal-align="justify" draw:textarea-vertical-align="middle" draw:auto-grow-height="false" fo:min-height="2.341cm" fo:min-width="9.0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2.2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2.649cm" fo:min-width="4.8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2.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dc2300" draw:fill-color="#ffffff" draw:textarea-horizontal-align="justify" draw:textarea-vertical-align="middle" draw:auto-grow-height="false" fo:min-height="2.628cm" fo:min-width="6.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2.2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008000" draw:fill-color="#ffffff" draw:textarea-horizontal-align="justify" draw:textarea-vertical-align="middle" draw:auto-grow-height="false" fo:min-height="1.977cm" fo:min-width="3.9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1.9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4c1900" draw:fill-color="#ffffff" draw:textarea-horizontal-align="justify" draw:textarea-vertical-align="middle" draw:auto-grow-height="false" fo:min-height="2.642cm" fo:min-width="5.0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0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2.5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color="#33cc66" draw:fill-color="#ffffff" draw:textarea-horizontal-align="justify" draw:textarea-vertical-align="middle" draw:auto-grow-height="false" fo:min-height="2.108cm" fo:min-width="4.3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0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1.9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fill-color="#ffffff" draw:textarea-horizontal-align="justify" draw:textarea-vertical-align="middle" draw:auto-grow-height="false" fo:min-height="1.977cm" fo:min-width="6.83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1.6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color="#ff8080" draw:fill-color="#ffffff" draw:textarea-horizontal-align="justify" draw:textarea-vertical-align="middle" draw:auto-grow-height="false" fo:min-height="2.258cm" fo:min-width="4.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2.3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color="#4b1f6f" draw:fill-color="#ffffff" draw:textarea-horizontal-align="justify" draw:textarea-vertical-align="middle" draw:auto-grow-height="false" fo:min-height="3.344cm" fo:min-width="7.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3.82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) Describa brevemente las características del sistema (o de alguna o algunas de sus partes) y de los</text:p>
      <text:p text:style-name="P2">recursos disponibles para su desarrollo que justifican la utilización de técnicas de Inteligencia Artificial.</text:p>
      <text:p text:style-name="P2"/>
      <text:p text:style-name="P3">*<text:span text:style-name="T1">Objetivo: relacionar el texto con lo expuesto en el recuadro azul</text:span></text:p>
      <text:p text:style-name="P1"><draw:custom-shape text:anchor-type="paragraph" draw:z-index="0" draw:style-name="gr1" draw:text-style-name="P10" svg:width="9.307cm" svg:height="2.592cm" svg:x="0.083cm" svg:y="0.24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" draw:style-name="gr2" draw:text-style-name="P12" svg:width="9.334cm" svg:height="2.285cm" svg:x="0.298cm" svg:y="0.411cm"><draw:text-box><text:p text:style-name="P11"><text:span text:style-name="T4">La aplicación se inscribe en el campo de la IA si:</text:span></text:p><text:p text:style-name="P11"><text:span text:style-name="T4">Percibe el entorno</text:span></text:p><text:p text:style-name="P11"><text:span text:style-name="T4">Razona con un conocimiento incierto e incompleto</text:span></text:p><text:p text:style-name="P11"><text:span text:style-name="T4">Actua en consecuencia de forma inteligente y adaptativa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5">b) Proponga paradigmas y/o técnicas específicas de la Inteligencia Artificial para abordar las distintas partes del sistema, justificando brevemente su propuesta. En particular, indique qué tipo de lógica/s sería más adecuada/s para la representación del conocimiento implicado, razonando su respuesta.</text:p>
      <text:p text:style-name="P5"/>
      <text:p text:style-name="P4">*<text:span text:style-name="T1">Objetivo: detectar en el texto los paradigmas del recuadro azul. Generalmente es el híbrido</text:span></text:p>
      <text:p text:style-name="P4"><draw:custom-shape text:anchor-type="paragraph" draw:z-index="4" draw:style-name="gr5" draw:text-style-name="P10" svg:width="6.303cm" svg:height="2.911cm" svg:x="8.74cm" svg:y="0.3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" draw:style-name="gr6" draw:text-style-name="P14" svg:width="6.159cm" svg:height="2.627cm" svg:x="9.269cm" svg:y="0.63cm"><draw:text-box><text:p><text:span text:style-name="T2">Si hay incertidumbre: lógica borrosa</text:span></text:p><text:p><text:span text:style-name="T2">Si importa el tiempo/espacio: lógica modal y espacial</text:span></text:p></draw:text-box></draw:frame><draw:custom-shape text:anchor-type="paragraph" draw:z-index="2" draw:style-name="gr3" draw:text-style-name="P10" svg:width="5.172cm" svg:height="2.936cm" svg:x="1.281cm" svg:y="0.4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" draw:style-name="gr4" draw:text-style-name="P14" svg:width="5.822cm" svg:height="2.627cm" svg:x="1.476cm" svg:y="0.612cm"><draw:text-box><text:p text:style-name="P13"><text:span text:style-name="T2">Paradigma simbólico</text:span></text:p><text:p text:style-name="P13"><text:span text:style-name="T2">Paradigma conexionista</text:span></text:p><text:p text:style-name="P13"><text:span text:style-name="T2">Paradigma situado</text:span></text:p><text:p text:style-name="P13"><text:span text:style-name="T2">Paradigma híbrido</text:span></text:p></draw:text-box></draw:frame></text:p>
      <text:p text:style-name="P4"/>
      <text:p text:style-name="P1"/>
      <text:p text:style-name="P1"><draw:frame text:anchor-type="paragraph" draw:z-index="9" draw:style-name="gr10" draw:text-style-name="P15" svg:width="0.144cm" svg:height="0.489cm" svg:x="17.496cm" svg:y="1.171cm"><draw:text-box><text:p/></draw:text-box></draw:frame></text:p>
      <text:p text:style-name="P1"/>
      <text:p text:style-name="P1"/>
      <text:p text:style-name="P1"/>
      <text:p text:style-name="P1"/>
      <text:p text:style-name="P1"><draw:custom-shape text:anchor-type="paragraph" draw:z-index="8" draw:style-name="gr9" draw:text-style-name="P10" svg:width="5.34cm" svg:height="2.929cm" svg:x="9.267cm" svg:y="0.0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0" draw:style-name="gr11" draw:text-style-name="P12" svg:width="4.956cm" svg:height="2.737cm" svg:x="9.652cm" svg:y="0.06cm"><draw:text-box><text:p><text:span text:style-name="T4">Si se propone conexionismo: redes neuronales, algoritmos genéticos.</text:span></text:p><text:p><text:span text:style-name="T4"/></text:p><text:p><text:span text:style-name="T4">Si hay que clasificar: Bayes</text:span></text:p></draw:text-box></draw:frame><draw:custom-shape text:anchor-type="paragraph" draw:z-index="6" draw:style-name="gr7" draw:text-style-name="P10" svg:width="4.185cm" svg:height="2.19cm" svg:x="2.006cm" svg:y="0.37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frame text:anchor-type="paragraph" draw:z-index="7" draw:style-name="gr8" draw:text-style-name="P12" svg:width="3.608cm" svg:height="1.973cm" svg:x="2.367cm" svg:y="0.102cm"><draw:text-box><text:p text:style-name="P11"><text:span text:style-name="T4">Si hay que representar situaciones ocurridas anteriormente: marcos</text:span></text:p></draw:text-box></draw:frame></text:p>
      <text:p text:style-name="P1"/>
      <text:p text:style-name="P1"/>
      <text:p text:style-name="P1"/>
      <text:p text:style-name="P1"/>
      <text:p text:style-name="P6">c) Represente mediante lógica</text:p>
      <text:p text:style-name="P6"><draw:custom-shape text:anchor-type="paragraph" draw:z-index="11" draw:style-name="gr12" draw:text-style-name="P10" svg:width="4.594cm" svg:height="2.334cm" svg:x="0.346cm" svg:y="0.4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><draw:frame text:anchor-type="paragraph" draw:z-index="12" draw:style-name="gr13" draw:text-style-name="P15" svg:width="0.145cm" svg:height="0.489cm" svg:x="13.623cm" svg:y="0.115cm"><draw:text-box><text:p/></draw:text-box></draw:frame><draw:frame text:anchor-type="paragraph" draw:z-index="13" draw:style-name="gr14" draw:text-style-name="P12" svg:width="3.97cm" svg:height="1.925cm" svg:x="0.97cm" svg:y="0.379cm"><draw:text-box><text:p><text:span text:style-name="T4">Lógica de predicados</text:span></text:p><text:p><text:span text:style-name="T4"/></text:p><text:p><text:span text:style-name="T4">Lógica borrosa+función</text:span></text:p></draw:text-box></draw:frame></text:p>
      <text:p text:style-name="P6"/>
      <text:p text:style-name="P6"/>
      <text:p text:style-name="P6"/>
      <text:p text:style-name="P6"/>
      <text:p text:style-name="P6"/>
      <text:p text:style-name="P6">d) Opciones</text:p>
      <text:p text:style-name="P7"><draw:custom-shape text:anchor-type="paragraph" draw:z-index="14" draw:style-name="gr15" draw:text-style-name="P10" svg:width="7.049cm" svg:height="2.19cm" svg:x="0.995cm" svg:y="1.5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5" draw:style-name="gr16" draw:text-style-name="P17" svg:width="6.374cm" svg:height="1.802cm" svg:x="1.356cm" svg:y="1.729cm"><draw:text-box><text:p text:style-name="P16"><text:span text:style-name="T5">Encadenamiento hacia adelante</text:span></text:p><text:p text:style-name="P16"><text:span text:style-name="T5">Encadenamiento haci atrás</text:span></text:p><text:p text:style-name="P16"><text:span text:style-name="T5">Encadenamiento mixto</text:span></text:p></draw:text-box></draw:frame><text:span text:style-name="T2">“Imagine que parte de la implementación se realiza mediante un SBR. Ilustre con un ejemplo la utilidad del encadenamiento de reglas hacia adelante y hacia atrás.”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oft-page-break/><text:span text:style-name="T2"/></text:p>
      <text:p text:style-name="P8"><text:span text:style-name="T2">“</text:span><text:span text:style-name="T3">Argumente, ilustrando su argumento con ejemplos de modelado, qué tipo de lógica/s considera más adecuada/s para representar las siguientes reglas</text:span><text:span text:style-name="T2">”</text:span></text:p>
      <text:p text:style-name="P7"><draw:custom-shape text:anchor-type="paragraph" draw:z-index="16" draw:style-name="gr17" draw:text-style-name="P10" svg:width="4.354cm" svg:height="2.502cm" svg:x="0.226cm" svg:y="0.6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"/></text:p>
      <text:p text:style-name="P7"><draw:frame text:anchor-type="paragraph" draw:z-index="17" draw:style-name="gr18" draw:text-style-name="P14" svg:width="5.846cm" svg:height="2.31cm" svg:x="0.73cm" svg:y="0.406cm"><draw:text-box><text:p><text:span text:style-name="T2">Lógica borrosa</text:span></text:p><text:p><text:span text:style-name="T2">Lógica temporal</text:span></text:p><text:p><text:span text:style-name="T2">Lógica modal</text:span></text:p></draw:text-box></draw:frame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9">e)Ilustre con un par ejemplos las limitaciones y problemática que comporta la aplicación, incluyendo las dimensiones ética y socio-política</text:p>
      <text:p text:style-name="P9"/>
      <text:p text:style-name="P9"><draw:custom-shape text:anchor-type="paragraph" draw:z-index="18" draw:style-name="gr19" draw:text-style-name="P10" svg:width="8.131cm" svg:height="3.705cm" svg:x="0.466cm" svg:y="0.7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9" draw:style-name="gr20" draw:text-style-name="P14" svg:width="8.106cm" svg:height="3.827cm" svg:x="0.947cm" svg:y="1.007cm"><draw:text-box><text:p text:style-name="P13"><text:span text:style-name="T2">Computadoras como agentes morales</text:span></text:p><text:p text:style-name="P13"><text:span text:style-name="T2">Derechos humanos y de decisión</text:span></text:p><text:p text:style-name="P13"><text:span text:style-name="T2">Empoderamiento de las máquinas</text:span></text:p><text:p text:style-name="P13"><text:span text:style-name="T2">Impacto social y laboral</text:span></text:p><text:p text:style-name="P13"><text:span text:style-name="T2">Impacto en modos de vida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F" svg:font-family="" style:font-family-generic="roman"/>
    <style:font-face style:name="Lohit Hindi" svg:font-family="'Lohit Hindi'" style:font-pitch="variable"/>
    <style:font-face style:name="Sawasdee" svg:font-family="Sawasdee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Hindi2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u" fo:country="none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none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xelo Paris</meta:initial-creator>
    <meta:creation-date>2018-05-08T11:42:34.469184560</meta:creation-date>
    <dc:date>2018-05-08T12:55:20.655533712</dc:date>
    <dc:creator>Txelo Paris</dc:creator>
    <meta:editing-duration>PT12M5S</meta:editing-duration>
    <meta:editing-cycles>1</meta:editing-cycles>
    <meta:document-statistic meta:table-count="0" meta:image-count="0" meta:object-count="0" meta:page-count="2" meta:paragraph-count="10" meta:word-count="168" meta:character-count="1158" meta:non-whitespace-character-count="1000"/>
    <meta:generator>LibreOffice/5.0.6.2$Linux_x86 LibreOffice_project/00m0$Build-2</meta:generator>
  </office:meta>
</office:document-meta>
</file>